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2.12cm" style:use-optimal-column-width="false"/>
    </style:style>
    <style:style style:name="co2" style:family="table-column">
      <style:table-column-properties style:column-width="23.404cm" style:use-optimal-column-width="false"/>
    </style:style>
    <style:style style:name="ro1" style:family="table-row">
      <style:table-row-properties style:row-height="14.898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Arial" style:font-family-generic="swiss" style:font-pitch="variable" fo:font-size="32pt" style:font-size-asian="32pt" style:font-size-complex="32pt"/>
    </style:style>
    <style:style style:name="T4" style:family="text">
      <style:text-properties fo:font-family="Arial" style:font-family-generic="swiss" style:font-pitch="variable" fo:font-size="28pt" style:font-size-asian="28pt" style:font-size-complex="28pt"/>
    </style:style>
    <style:style style:name="T5" style:family="text">
      <style:text-properties fo:font-family="'DejaVu Sans Mono'" style:font-family-generic="modern" style:font-pitch="fixed" fo:font-size="20pt" style:font-size-asian="20pt" style:font-size-complex="20pt"/>
    </style:style>
    <style:style style:name="T6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irefox OS Applications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n Web Applica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hat is it?</text:p>
                <text:list>
                  <text:list-item>
                    <text:p>HTML+CSS+JavaScript</text:p>
                  </text:list-item>
                </text:list>
              </text:list-item>
              <text:list-item>
                <text:p>Isn't that PhoneGap 2.0?</text:p>
              </text:list-item>
              <text:list-item>
                <text:p>Who supports it so fa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OWA API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Geolocation</text:p>
              </text:list-item>
              <text:list-item>
                <text:p>Networks (WiFi, TCP, GSM, Bluetooth...)</text:p>
              </text:list-item>
              <text:list-item>
                <text:p>WebPayment</text:p>
              </text:list-item>
              <text:list-item>
                <text:p>Phone operations (Power, Screen, Vibration...)</text:p>
              </text:list-item>
              <text:list-item>
                <text:p>And many more</text:p>
              </text:list-item>
              <text:list-item>
                <text:p>Full list at:</text:p>
                <text:list>
                  <text:list-item>
                    <text:p><text:a xlink:href="https://wiki.mozilla.org/WebAPI">https://wiki.mozilla.org/WebAPI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nifest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he backbone of an application</text:p>
              </text:list-item>
              <text:list-item>
                <text:p>JSON</text:p>
              </text:list-item>
              <text:list-item>
                <text:p>Lists the APIs you require</text:p>
              </text:list-item>
              <text:list-item>
                <text:p>Portable</text:p>
              </text:list-item>
              <text:list-item>
                <text:p>Full list of fields:</text:p>
                <text:list>
                  <text:list-item>
                    <text:p><text:a xlink:href="https://developer.mozilla.org/en-US/docs/Web/Apps/Manifest">https://developer.mozilla.org/en-US/docs/Web/Apps/Manifes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mal manifest</text:p>
          </draw:text-box>
        </draw:frame>
        <draw:frame draw:style-name="standard" draw:layer="layout" svg:width="25.523cm" svg:height="14.89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1</text:p>
                <text:p>2</text:p>
                <text:p>3</text:p>
                <text:p>4</text:p>
                <text:p>5</text:p>
                <text:p>6</text:p>
                <text:p>7</text:p>
                <text:p>8</text:p>
                <text:p>9</text:p>
                <text:p>10</text:p>
                <text:p>11</text:p>
                <text:p>12</text:p>
                <text:p>13</text:p>
              </table:table-cell>
              <table:table-cell>
                <text:p>{</text:p>
                <text:p><text:s text:c="2"/>"name": "My App",</text:p>
                <text:p><text:s text:c="2"/>"description": "My elevator pitch goes here",</text:p>
                <text:p><text:s text:c="2"/>"launch_path": "/",</text:p>
                <text:p><text:s text:c="2"/>"icons": {</text:p>
                <text:p><text:s text:c="4"/>"128": "/img/icon-128.png"</text:p>
                <text:p><text:s text:c="2"/>},</text:p>
                <text:p><text:s text:c="2"/>"developer": {</text:p>
                <text:p><text:s text:c="4"/>"name": "Your name or organization",</text:p>
                <text:p><text:s text:c="4"/>"url": "http://your-homepage-here.org"</text:p>
                <text:p><text:s text:c="2"/>},</text:p>
                <text:p><text:s text:c="2"/>"default_locale": "en"</text:p>
                <text:p>}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rigin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rigin – protocol + domain + port</text:p>
              </text:list-item>
              <text:list-item>
                <text:p>Manifest <text:span text:style-name="T1">must</text:span><text:span text:style-name="T2"> have the same origin as the application</text:span></text:p>
              </text:list-item>
              <text:list-item>
                <text:p><text:span text:style-name="T2">One application per origin</text:span></text:p>
              </text:list-item>
              <text:list-item>
                <text:p><text:span text:style-name="T2">HTML files can come from the origin only</text:span></text:p>
              </text:list-item>
              <text:list-item>
                <text:p><text:span text:style-name="T2">JavaScript, CSS or images can still come from outer sourc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rketplac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uch like Google Play or Apple store</text:p>
              </text:list-item>
              <text:list-item>
                <text:p>OWA standard – designed to remove restrictions from deployment</text:p>
              </text:list-item>
              <text:list-item>
                <text:p>Currently: Firefox Marketpl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 Web developer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reate the application</text:p>
              </text:list-item>
              <text:list-item>
                <text:p>Create a manifest</text:p>
              </text:list-item>
              <text:list-item>
                <text:p><text:span text:style-name="T3">Publish the application</text:span></text:p>
                <text:list>
                  <text:list-item>
                    <text:p><text:span text:style-name="T4">On your own website</text:span></text:p>
                  </text:list-item>
                  <text:list-item>
                    <text:p><text:span text:style-name="T4">At a Marketplace</text:span></text:p>
                  </text:list-item>
                  <text:list-item>
                    <text:p><text:span text:style-name="T4">Both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 mobile developer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Become a web developer!</text:p>
              </text:list-item>
              <text:list-item>
                <text:p>No, really, the steps are:</text:p>
                <text:list>
                  <text:list-item>
                    <text:p>Use OWA technologies to develop the application</text:p>
                  </text:list-item>
                  <text:list-item>
                    <text:p>Create a manifest</text:p>
                  </text:list-item>
                  <text:list-item>
                    <text:p>Publish the application</text:p>
                  </text:list-item>
                </text:list>
              </text:list-item>
              <text:list-item>
                <text:p>The only difference is the change in technology stack from mobile to Open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ing applica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Packaged</text:p>
                <text:list>
                  <text:list-item>
                    <text:p>Essentially a zip with all the information</text:p>
                  </text:list-item>
                </text:list>
              </text:list-item>
              <text:list-item>
                <text:p>Hosted</text:p>
                <text:list>
                  <text:list-item>
                    <text:p>Served from a server at a domain</text:p>
                  </text:list-item>
                </text:list>
              </text:list-item>
              <text:list-item>
                <text:p>Both require valid manifests</text:p>
                <text:list>
                  <text:list-item>
                    <text:p>Served as <text:span text:style-name="T5">.webapp</text:span> and <text:span text:style-name="T5">Content-Type: application/x-web-app-manifest+js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ploying applica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osted</text:p>
                <text:list>
                  <text:list-item>
                    <text:p>Server and domain – just like a normal website</text:p>
                  </text:list-item>
                  <text:list-item>
                    <text:p>Github, Heroku, Google App Engine...</text:p>
                  </text:list-item>
                </text:list>
              </text:list-item>
              <text:list-item>
                <text:p>Packaged</text:p>
                <text:list>
                  <text:list-item>
                    <text:p>Three types: Privilieged, Certified, Plain</text:p>
                  </text:list-item>
                  <text:list-item>
                    <text:p>Different permissions and review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blishing hosted applica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ubmit to a Marketplace</text:p>
                <text:list>
                  <text:list-item>
                    <text:p>You will still have to host it yourself for Firefox Marketplace</text:p>
                  </text:list-item>
                </text:list>
              </text:list-item>
              <text:list-item>
                <text:p>Publish on your own website</text:p>
                <text:list>
                  <text:list-item>
                    <text:p>Requires some JavaScript to manage the installation and updates</text:p>
                  </text:list-item>
                  <text:list-item>
                    <text:p>All done using the OWA AP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blishing packaged application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istributed via Marketplaces</text:p>
              </text:list-item>
              <text:list-item>
                <text:p>Three types:</text:p>
                <text:list>
                  <text:list-item>
                    <text:p>Privileged – special review process, more security</text:p>
                  </text:list-item>
                  <text:list-item>
                    <text:p>Certified – critical system functions</text:p>
                  </text:list-item>
                  <text:list-item>
                    <text:p>Plain – some restrictions for APIs</text:p>
                  </text:list-item>
                </text:list>
              </text:list-item>
              <text:list-item>
                <text:p>Enforced Content Security Polices</text:p>
                <text:list>
                  <text:list-item>
                    <text:p>Optional for hosted ap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inf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Firefox OS apps quick start</text:p>
                <text:list>
                  <text:list-item>
                    <text:p><text:a xlink:href="https://marketplace.firefox.com/developers/docs/quick_start">https://marketplace.firefox.com/developers/docs/quick_start</text:a></text:p>
                  </text:list-item>
                </text:list>
              </text:list-item>
              <text:list-item>
                <text:p>Submitting an app to Firefox Marketplace</text:p>
                <text:list>
                  <text:list-item>
                    <text:p><text:a xlink:href="https://developer.mozilla.org/en-US/docs/Web/Apps/Publishing/Submitting_an_app">https://developer.mozilla.org/en-US/docs/Web/Apps/Publishing/Submitting_an_app</text:a></text:p>
                  </text:list-item>
                </text:list>
              </text:list-item>
              <text:list-item>
                <text:p>Application submission <text:span text:style-name="T6">walkthrough</text:span></text:p>
                <text:list>
                  <text:list-item>
                    <text:p><text:a xlink:href="http://s.vid.ly/embeded.html?link=8k2n4w&amp;autoplay=false">http://s.vid.ly/embeded.html?link=8k2n4w&amp;autoplay=fals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09:01:53</meta:creation-date>
    <dc:date>2013-05-28T10:03:29</dc:date>
    <meta:editing-duration>PT56M40S</meta:editing-duration>
    <meta:editing-cycles>53</meta:editing-cycles>
    <meta:generator>LibreOffice/3.6$Linux_X86_64 LibreOffice_project/360m1$Build-2</meta:generator>
    <meta:document-statistic meta:object-count="81"/>
  </office:meta>
</office:document-meta>
</file>